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86.32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 table:number-rows-repeated="2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DB.A1:DB.O2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7:12:24.510973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8:30:09.844024246</dc:date>
    <meta:editing-duration>PT9H51M42S</meta:editing-duration>
    <meta:editing-cycles>105</meta:editing-cycles>
    <meta:generator>LibreOffice/5.1.6.2$Linux_X86_64 LibreOffice_project/10m0$Build-2</meta:generator>
    <meta:document-statistic meta:table-count="1" meta:cell-count="3150" meta:object-count="0"/>
  </office:meta>
</office:document-meta>
</file>